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160ee" officeooo:paragraph-rsid="000160ee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60ee" officeooo:paragraph-rsid="000160ee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01972a" officeooo:paragraph-rsid="0001972a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lication architecture de l’application</text:p>
      <text:p text:style-name="P2"/>
      <text:p text:style-name="P3">Dans notre application nous avons utilisé le patron de conception de la façad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8T08:44:03.824000000</meta:creation-date>
    <dc:date>2021-05-18T10:12:00.684000000</dc:date>
    <meta:editing-duration>PT1H17M46S</meta:editing-duration>
    <meta:editing-cycles>2</meta:editing-cycles>
    <meta:generator>LibreOffice/6.4.7.2$Windows_X86_64 LibreOffice_project/639b8ac485750d5696d7590a72ef1b496725cfb5</meta:generator>
    <meta:document-statistic meta:table-count="0" meta:image-count="0" meta:object-count="0" meta:page-count="1" meta:paragraph-count="2" meta:word-count="17" meta:character-count="121" meta:non-whitespace-character-count="105"/>
  </office:meta>
</office:document-meta>
</file>